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2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9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4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3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1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4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2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7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1 1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6-0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9-01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3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6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1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4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04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2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3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7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9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8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9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9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9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7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6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1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1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2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6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30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2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7-01-1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12-19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11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10-20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9-2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8-3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8-0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6-27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5-2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3-1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2-26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6-02-0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12-3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11-2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10-27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9-1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8-31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7-28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6-1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5-29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3-1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5-01-2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12-1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10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9-2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8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7-2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6-19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5-19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3-1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2-2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4-01-1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12-3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11-20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10-2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9-27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8-2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7-30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6-18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5-17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3-22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2-2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3-01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12-2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11-21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10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9-19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8-3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7-19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6-27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5-2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3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146073032002</text:p>
          </table:table-cell>
          <table:table-cell office:value-type="string" calcext:value-type="string">
            <text:p>2012-03-06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706" meta:object-count="0"/>
    <meta:user-defined meta:name="AppVersion">3.0</meta:user-defined>
  </office:meta>
</office:document-meta>
</file>